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1" table:number-rows-repeated="104851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3">00/00/0000</text:date>, <text:time style:data-style-name="N2" text:time-value="00:39:50.03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0.3$Windows_X86_64 LibreOffice_project/69edd8b8ebc41d00b4de3915dc82f8f0fc3b6265</meta:generator>
    <dc:date>2023-10-03T00:40:40.136000000</dc:date>
    <meta:editing-duration>PT6H27M48S</meta:editing-duration>
    <meta:editing-cycles>197</meta:editing-cycles>
    <meta:document-statistic meta:table-count="1" meta:cell-count="227" meta:object-count="0"/>
  </office:meta>
</office:document-meta>
</file>